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Open Sans" svg:font-family="'Open Sans', Helvetica, Arial, sans-serif"/>
    <style:font-face style:name="geogrotesque" svg:font-family="geogrotesque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3.935cm" fo:margin-left="5.927cm" table:align="left" fo:background-color="transparent">
        <style:background-image/>
      </style:table-properties>
    </style:style>
    <style:style style:name="Tabela2.A" style:family="table-column">
      <style:table-column-properties style:column-width="0.219cm"/>
    </style:style>
    <style:style style:name="Tabela2.B" style:family="table-column">
      <style:table-column-properties style:column-width="0.504cm"/>
    </style:style>
    <style:style style:name="Tabela2.C" style:family="table-column">
      <style:table-column-properties style:column-width="3.212cm"/>
    </style:style>
    <style:style style:name="Tabela2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2.C1" style:family="table-cell">
      <style:table-cell-properties style:vertical-align="middle" fo:padding="0cm" fo:border="none"/>
    </style:style>
    <style:style style:name="Tabela2.C2" style:family="table-cell">
      <style:table-cell-properties style:vertical-align="middle" fo:padding="0cm" fo:border="none"/>
    </style:style>
    <style:style style:name="Tabela2.C3" style:family="table-cell">
      <style:table-cell-properties style:vertical-align="middle" fo:padding="0cm" fo:border="none"/>
    </style:style>
    <style:style style:name="Tabela2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2.C4" style:family="table-cell">
      <style:table-cell-properties style:vertical-align="middle" fo:padding="0cm" fo:border="none"/>
    </style:style>
    <style:style style:name="Tabela3" style:family="table">
      <style:table-properties style:width="10.677cm" fo:margin-left="5.927cm" table:align="left" fo:background-color="transparent">
        <style:background-image/>
      </style:table-properties>
    </style:style>
    <style:style style:name="Tabela3.A" style:family="table-column">
      <style:table-column-properties style:column-width="0.219cm"/>
    </style:style>
    <style:style style:name="Tabela3.B" style:family="table-column">
      <style:table-column-properties style:column-width="0.504cm"/>
    </style:style>
    <style:style style:name="Tabela3.C" style:family="table-column">
      <style:table-column-properties style:column-width="9.954cm"/>
    </style:style>
    <style:style style:name="Tabela3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3.C1" style:family="table-cell">
      <style:table-cell-properties style:vertical-align="middle" fo:padding="0cm" fo:border="none"/>
    </style:style>
    <style:style style:name="Tabela3.C2" style:family="table-cell">
      <style:table-cell-properties style:vertical-align="middle" fo:padding="0cm" fo:border="none"/>
    </style:style>
    <style:style style:name="Tabela3.C3" style:family="table-cell">
      <style:table-cell-properties style:vertical-align="middle" fo:padding="0cm" fo:border="none"/>
    </style:style>
    <style:style style:name="Tabela3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3.C4" style:family="table-cell">
      <style:table-cell-properties style:vertical-align="middle" fo:padding="0cm" fo:border="none"/>
    </style:style>
    <style:style style:name="Tabela3.C5" style:family="table-cell">
      <style:table-cell-properties style:vertical-align="middle" fo:padding="0cm" fo:border="none"/>
    </style:style>
    <style:style style:name="Tabela4" style:family="table">
      <style:table-properties style:width="6.549cm" fo:margin-left="5.927cm" table:align="left" fo:background-color="transparent">
        <style:background-image/>
      </style:table-properties>
    </style:style>
    <style:style style:name="Tabela4.A" style:family="table-column">
      <style:table-column-properties style:column-width="0.219cm"/>
    </style:style>
    <style:style style:name="Tabela4.B" style:family="table-column">
      <style:table-column-properties style:column-width="0.504cm"/>
    </style:style>
    <style:style style:name="Tabela4.C" style:family="table-column">
      <style:table-column-properties style:column-width="5.826cm"/>
    </style:style>
    <style:style style:name="Tabela4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4.C1" style:family="table-cell">
      <style:table-cell-properties style:vertical-align="middle" fo:padding="0cm" fo:border="none"/>
    </style:style>
    <style:style style:name="Tabela4.C2" style:family="table-cell">
      <style:table-cell-properties style:vertical-align="middle" fo:padding="0cm" fo:border="none"/>
    </style:style>
    <style:style style:name="Tabela4.C3" style:family="table-cell">
      <style:table-cell-properties style:vertical-align="middle" fo:padding="0cm" fo:border="none"/>
    </style:style>
    <style:style style:name="Tabela4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4.C4" style:family="table-cell">
      <style:table-cell-properties style:vertical-align="middle" fo:padding="0cm" fo:border="none"/>
    </style:style>
    <style:style style:name="Tabela5" style:family="table">
      <style:table-properties style:width="10.677cm" fo:margin-left="5.927cm" table:align="left" fo:background-color="transparent">
        <style:background-image/>
      </style:table-properties>
    </style:style>
    <style:style style:name="Tabela5.A" style:family="table-column">
      <style:table-column-properties style:column-width="0.219cm"/>
    </style:style>
    <style:style style:name="Tabela5.B" style:family="table-column">
      <style:table-column-properties style:column-width="0.504cm"/>
    </style:style>
    <style:style style:name="Tabela5.C" style:family="table-column">
      <style:table-column-properties style:column-width="9.954cm"/>
    </style:style>
    <style:style style:name="Tabela5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5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5.C1" style:family="table-cell">
      <style:table-cell-properties style:vertical-align="middle" fo:padding="0cm" fo:border="none"/>
    </style:style>
    <style:style style:name="Tabela5.C2" style:family="table-cell">
      <style:table-cell-properties style:vertical-align="middle" fo:padding="0cm" fo:border="none"/>
    </style:style>
    <style:style style:name="Tabela5.C3" style:family="table-cell">
      <style:table-cell-properties style:vertical-align="middle" fo:padding="0cm" fo:border="none"/>
    </style:style>
    <style:style style:name="Tabela5.C4" style:family="table-cell">
      <style:table-cell-properties style:vertical-align="middle" fo:padding="0cm" fo:border="none"/>
    </style:style>
    <style:style style:name="Tabela6" style:family="table">
      <style:table-properties style:width="10.677cm" fo:margin-left="5.927cm" table:align="left" fo:background-color="transparent">
        <style:background-image/>
      </style:table-properties>
    </style:style>
    <style:style style:name="Tabela6.A" style:family="table-column">
      <style:table-column-properties style:column-width="0.219cm"/>
    </style:style>
    <style:style style:name="Tabela6.B" style:family="table-column">
      <style:table-column-properties style:column-width="0.504cm"/>
    </style:style>
    <style:style style:name="Tabela6.C" style:family="table-column">
      <style:table-column-properties style:column-width="9.954cm"/>
    </style:style>
    <style:style style:name="Tabela6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6.C1" style:family="table-cell">
      <style:table-cell-properties style:vertical-align="middle" fo:padding="0cm" fo:border="none"/>
    </style:style>
    <style:style style:name="Tabela6.C2" style:family="table-cell">
      <style:table-cell-properties style:vertical-align="middle" fo:padding="0cm" fo:border="none"/>
    </style:style>
    <style:style style:name="Tabela6.C3" style:family="table-cell">
      <style:table-cell-properties style:vertical-align="middle" fo:padding="0cm" fo:border="none"/>
    </style:style>
    <style:style style:name="Tabela6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6.C4" style:family="table-cell">
      <style:table-cell-properties style:vertical-align="middle" fo:padding="0cm" fo:border="none"/>
    </style:style>
    <style:style style:name="Tabela6.C5" style:family="table-cell">
      <style:table-cell-properties style:vertical-align="middle" fo:padding="0cm" fo:border="none"/>
    </style:style>
    <style:style style:name="Tabela7" style:family="table">
      <style:table-properties style:width="10.677cm" fo:margin-left="5.927cm" table:align="left" fo:background-color="transparent">
        <style:background-image/>
      </style:table-properties>
    </style:style>
    <style:style style:name="Tabela7.A" style:family="table-column">
      <style:table-column-properties style:column-width="0.219cm"/>
    </style:style>
    <style:style style:name="Tabela7.B" style:family="table-column">
      <style:table-column-properties style:column-width="0.504cm"/>
    </style:style>
    <style:style style:name="Tabela7.C" style:family="table-column">
      <style:table-column-properties style:column-width="9.954cm"/>
    </style:style>
    <style:style style:name="Tabela7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7.C1" style:family="table-cell">
      <style:table-cell-properties style:vertical-align="middle" fo:padding="0cm" fo:border="none"/>
    </style:style>
    <style:style style:name="Tabela7.C2" style:family="table-cell">
      <style:table-cell-properties style:vertical-align="middle" fo:padding="0cm" fo:border="none"/>
    </style:style>
    <style:style style:name="Tabela7.C3" style:family="table-cell">
      <style:table-cell-properties style:vertical-align="middle" fo:padding="0cm" fo:border="none"/>
    </style:style>
    <style:style style:name="Tabela7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7.C4" style:family="table-cell">
      <style:table-cell-properties style:vertical-align="middle" fo:padding="0cm" fo:border="none"/>
    </style:style>
    <style:style style:name="Tabela7.C5" style:family="table-cell">
      <style:table-cell-properties style:vertical-align="middle" fo:padding="0cm" fo:border="none"/>
    </style:style>
    <style:style style:name="Tabela8" style:family="table">
      <style:table-properties style:width="10.677cm" fo:margin-left="5.927cm" table:align="left" fo:background-color="transparent">
        <style:background-image/>
      </style:table-properties>
    </style:style>
    <style:style style:name="Tabela8.A" style:family="table-column">
      <style:table-column-properties style:column-width="0.219cm"/>
    </style:style>
    <style:style style:name="Tabela8.B" style:family="table-column">
      <style:table-column-properties style:column-width="0.504cm"/>
    </style:style>
    <style:style style:name="Tabela8.C" style:family="table-column">
      <style:table-column-properties style:column-width="9.954cm"/>
    </style:style>
    <style:style style:name="Tabela8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8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8.C1" style:family="table-cell">
      <style:table-cell-properties style:vertical-align="middle" fo:padding="0cm" fo:border="none"/>
    </style:style>
    <style:style style:name="Tabela8.C2" style:family="table-cell">
      <style:table-cell-properties style:vertical-align="middle" fo:padding="0cm" fo:border="none"/>
    </style:style>
    <style:style style:name="Tabela8.C3" style:family="table-cell">
      <style:table-cell-properties style:vertical-align="middle" fo:padding="0cm" fo:border="none"/>
    </style:style>
    <style:style style:name="Tabela8.C4" style:family="table-cell">
      <style:table-cell-properties style:vertical-align="middle" fo:padding="0cm" fo:border="none"/>
    </style:style>
    <style:style style:name="Tabela9" style:family="table">
      <style:table-properties style:width="10.677cm" fo:margin-left="5.927cm" table:align="left" fo:background-color="transparent">
        <style:background-image/>
      </style:table-properties>
    </style:style>
    <style:style style:name="Tabela9.A" style:family="table-column">
      <style:table-column-properties style:column-width="0.219cm"/>
    </style:style>
    <style:style style:name="Tabela9.B" style:family="table-column">
      <style:table-column-properties style:column-width="0.504cm"/>
    </style:style>
    <style:style style:name="Tabela9.C" style:family="table-column">
      <style:table-column-properties style:column-width="9.954cm"/>
    </style:style>
    <style:style style:name="Tabela9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9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9.C1" style:family="table-cell">
      <style:table-cell-properties style:vertical-align="middle" fo:padding="0cm" fo:border="none"/>
    </style:style>
    <style:style style:name="Tabela9.C2" style:family="table-cell">
      <style:table-cell-properties style:vertical-align="middle" fo:padding="0cm" fo:border="none"/>
    </style:style>
    <style:style style:name="Tabela9.C3" style:family="table-cell">
      <style:table-cell-properties style:vertical-align="middle" fo:padding="0cm" fo:border="none"/>
    </style:style>
    <style:style style:name="Tabela9.C4" style:family="table-cell">
      <style:table-cell-properties style:vertical-align="middle" fo:padding="0cm" fo:border="none"/>
    </style:style>
    <style:style style:name="Tabela10" style:family="table">
      <style:table-properties style:width="4.35cm" fo:margin-left="5.927cm" table:align="left" fo:background-color="transparent">
        <style:background-image/>
      </style:table-properties>
    </style:style>
    <style:style style:name="Tabela10.A" style:family="table-column">
      <style:table-column-properties style:column-width="0.219cm"/>
    </style:style>
    <style:style style:name="Tabela10.B" style:family="table-column">
      <style:table-column-properties style:column-width="0.504cm"/>
    </style:style>
    <style:style style:name="Tabela10.C" style:family="table-column">
      <style:table-column-properties style:column-width="3.627cm"/>
    </style:style>
    <style:style style:name="Tabela10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10.C1" style:family="table-cell">
      <style:table-cell-properties style:vertical-align="middle" fo:padding="0cm" fo:border="none"/>
    </style:style>
    <style:style style:name="Tabela10.C2" style:family="table-cell">
      <style:table-cell-properties style:vertical-align="middle" fo:padding="0cm" fo:border="none"/>
    </style:style>
    <style:style style:name="Tabela10.C3" style:family="table-cell">
      <style:table-cell-properties style:vertical-align="middle" fo:padding="0cm" fo:border="none"/>
    </style:style>
    <style:style style:name="Tabela10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10.C4" style:family="table-cell">
      <style:table-cell-properties style:vertical-align="middle" fo:padding="0cm" fo:border="none"/>
    </style:style>
    <style:style style:name="Tabela11" style:family="table">
      <style:table-properties style:width="5.015cm" fo:margin-left="5.927cm" table:align="left" fo:background-color="transparent">
        <style:background-image/>
      </style:table-properties>
    </style:style>
    <style:style style:name="Tabela11.A" style:family="table-column">
      <style:table-column-properties style:column-width="0.219cm"/>
    </style:style>
    <style:style style:name="Tabela11.B" style:family="table-column">
      <style:table-column-properties style:column-width="0.504cm"/>
    </style:style>
    <style:style style:name="Tabela11.C" style:family="table-column">
      <style:table-column-properties style:column-width="4.292cm"/>
    </style:style>
    <style:style style:name="Tabela11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11.C1" style:family="table-cell">
      <style:table-cell-properties style:vertical-align="middle" fo:padding="0cm" fo:border="none"/>
    </style:style>
    <style:style style:name="Tabela11.C2" style:family="table-cell">
      <style:table-cell-properties style:vertical-align="middle" fo:padding="0cm" fo:border="none"/>
    </style:style>
    <style:style style:name="Tabela11.C3" style:family="table-cell">
      <style:table-cell-properties style:vertical-align="middle" fo:padding="0cm" fo:border="none"/>
    </style:style>
    <style:style style:name="Tabela11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11.C4" style:family="table-cell">
      <style:table-cell-properties style:vertical-align="middle" fo:padding="0cm" fo:border="none"/>
    </style:style>
    <style:style style:name="Tabela12" style:family="table">
      <style:table-properties style:width="10.677cm" fo:margin-left="5.927cm" table:align="left" fo:background-color="transparent">
        <style:background-image/>
      </style:table-properties>
    </style:style>
    <style:style style:name="Tabela12.A" style:family="table-column">
      <style:table-column-properties style:column-width="0.219cm"/>
    </style:style>
    <style:style style:name="Tabela12.B" style:family="table-column">
      <style:table-column-properties style:column-width="0.504cm"/>
    </style:style>
    <style:style style:name="Tabela12.C" style:family="table-column">
      <style:table-column-properties style:column-width="9.954cm"/>
    </style:style>
    <style:style style:name="Tabela12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12.C1" style:family="table-cell">
      <style:table-cell-properties style:vertical-align="middle" fo:padding="0cm" fo:border="none"/>
    </style:style>
    <style:style style:name="Tabela12.C2" style:family="table-cell">
      <style:table-cell-properties style:vertical-align="middle" fo:padding="0cm" fo:border="none"/>
    </style:style>
    <style:style style:name="Tabela12.C3" style:family="table-cell">
      <style:table-cell-properties style:vertical-align="middle" fo:padding="0cm" fo:border="none"/>
    </style:style>
    <style:style style:name="Tabela12.C4" style:family="table-cell">
      <style:table-cell-properties style:vertical-align="middle" fo:padding="0cm" fo:border="none"/>
    </style:style>
    <style:style style:name="Tabela12.A5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12.C5" style:family="table-cell">
      <style:table-cell-properties style:vertical-align="middle" fo:padding="0cm" fo:border="none"/>
    </style:style>
    <style:style style:name="Tabela13" style:family="table">
      <style:table-properties style:width="10.677cm" fo:margin-left="5.927cm" table:align="left" fo:background-color="transparent">
        <style:background-image/>
      </style:table-properties>
    </style:style>
    <style:style style:name="Tabela13.A" style:family="table-column">
      <style:table-column-properties style:column-width="0.219cm"/>
    </style:style>
    <style:style style:name="Tabela13.B" style:family="table-column">
      <style:table-column-properties style:column-width="0.504cm"/>
    </style:style>
    <style:style style:name="Tabela13.C" style:family="table-column">
      <style:table-column-properties style:column-width="9.954cm"/>
    </style:style>
    <style:style style:name="Tabela13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13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13.C1" style:family="table-cell">
      <style:table-cell-properties style:vertical-align="middle" fo:padding="0cm" fo:border="none"/>
    </style:style>
    <style:style style:name="Tabela13.C2" style:family="table-cell">
      <style:table-cell-properties style:vertical-align="middle" fo:padding="0cm" fo:border="none"/>
    </style:style>
    <style:style style:name="Tabela13.C3" style:family="table-cell">
      <style:table-cell-properties style:vertical-align="middle" fo:padding="0cm" fo:border="none"/>
    </style:style>
    <style:style style:name="Tabela13.C4" style:family="table-cell">
      <style:table-cell-properties style:vertical-align="middle" fo:padding="0cm" fo:border="none"/>
    </style:style>
    <style:style style:name="Tabela13.C5" style:family="table-cell">
      <style:table-cell-properties style:vertical-align="middle" fo:padding="0cm" fo:border="none"/>
    </style:style>
    <style:style style:name="P1" style:family="paragraph" style:parent-style-name="Horizontal_20_Line">
      <style:paragraph-properties fo:margin-left="5.927cm" fo:margin-right="0.397cm" fo:margin-top="0.529cm" fo:margin-bottom="0.247cm" loext:contextual-spacing="false" fo:text-align="start" style:justify-single-word="false" fo:text-indent="0cm" style:auto-text-indent="false"/>
    </style:style>
    <style:style style:name="P2" style:family="paragraph" style:parent-style-name="Heading_20_3">
      <style:paragraph-properties fo:margin-top="0cm" fo:margin-bottom="0.159cm" loext:contextual-spacing="false" style:line-height-at-least="0.37cm" fo:text-align="start" style:justify-single-word="false" fo:padding-left="0cm" fo:padding-right="0cm" fo:padding-top="0cm" fo:padding-bottom="0.265cm" fo:border-left="none" fo:border-right="none" fo:border-top="none" fo:border-bottom="0.06pt solid #eeeeee"/>
      <style:text-properties fo:text-transform="uppercase" fo:color="#999999" style:font-name="Open Sans" fo:font-size="11.25pt" fo:font-weight="bold" loext:padding="0cm" loext:border="none"/>
    </style:style>
    <style:style style:name="P3" style:family="paragraph" style:parent-style-name="Heading_20_3">
      <style:paragraph-properties fo:margin-top="0cm" fo:margin-bottom="0.159cm" loext:contextual-spacing="false" fo:line-height="110%" fo:text-align="center" style:justify-single-word="false" fo:padding="0cm" fo:border="none"/>
    </style:style>
    <style:style style:name="P4" style:family="paragraph" style:parent-style-name="Heading_20_5">
      <style:paragraph-properties fo:margin-left="5.133cm" fo:margin-right="0cm" fo:margin-top="0.159cm" fo:margin-bottom="0.159cm" loext:contextual-spacing="false" fo:line-height="110%" fo:text-indent="0cm" style:auto-text-indent="false"/>
    </style:style>
    <style:style style:name="P5" style:family="paragraph" style:parent-style-name="Table_20_Contents">
      <style:paragraph-properties fo:line-height="142%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fo:text-transform="uppercase"/>
    </style:style>
    <style:style style:name="P8" style:family="paragraph" style:parent-style-name="Table_20_Contents">
      <style:paragraph-properties fo:margin-top="0cm" fo:margin-bottom="0.499cm" loext:contextual-spacing="false"/>
    </style:style>
    <style:style style:name="P9" style:family="paragraph" style:parent-style-name="Table_20_Contents">
      <style:paragraph-properties fo:margin-left="0cm" fo:margin-right="0cm" fo:margin-top="0cm" fo:margin-bottom="0.159cm" loext:contextual-spacing="false" fo:text-indent="0cm" style:auto-text-indent="false"/>
    </style:style>
    <style:style style:name="P10" style:family="paragraph" style:parent-style-name="Table_20_Contents">
      <style:paragraph-properties fo:margin-top="0.265cm" fo:margin-bottom="0.529cm" loext:contextual-spacing="false"/>
    </style:style>
    <style:style style:name="P11" style:family="paragraph" style:parent-style-name="Standard">
      <style:paragraph-properties fo:text-align="start" style:justify-single-word="false"/>
      <style:text-properties loext:padding="0cm" loext:border="none"/>
    </style:style>
    <style:style style:name="P12" style:family="paragraph" style:parent-style-name="Standard">
      <style:paragraph-properties fo:margin-left="0cm" fo:margin-right="0.529cm" fo:line-height="125%" fo:text-indent="0cm" style:auto-text-indent="false"/>
      <style:text-properties loext:padding="0cm" loext:border="none"/>
    </style:style>
    <style:style style:name="P13" style:family="paragraph" style:parent-style-name="Standard">
      <style:paragraph-properties fo:margin-left="0cm" fo:margin-right="0.661cm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loext:padding="0cm" loext:border="none"/>
    </style:style>
    <style:style style:name="P15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6" style:family="paragraph" style:parent-style-name="Text_20_body">
      <style:paragraph-properties fo:margin-left="0.529cm" fo:margin-right="0cm" fo:margin-top="0.238cm" fo:margin-bottom="0.247cm" loext:contextual-spacing="false" fo:text-align="center" style:justify-single-word="false" fo:text-indent="0cm" style:auto-text-indent="false"/>
    </style:style>
    <style:style style:name="P1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text-transform="uppercase" fo:color="#999999" loext:padding="0cm" loext:border="none"/>
    </style:style>
    <style:style style:name="P19" style:family="paragraph" style:parent-style-name="Text_20_body">
      <style:paragraph-properties fo:margin-left="5.927cm" fo:margin-right="0.397cm" fo:margin-top="0cm" fo:margin-bottom="0.247cm" loext:contextual-spacing="false" fo:text-align="start" style:justify-single-word="false" fo:text-indent="0cm" style:auto-text-indent="false"/>
      <style:text-properties loext:padding="0cm" loext:border="none"/>
    </style:style>
    <style:style style:name="P20" style:family="paragraph" style:parent-style-name="Text_20_body" style:list-style-name="L2">
      <loext:graphic-properties draw:fill="solid" draw:fill-color="#ffffff" draw:opacity="100%"/>
      <style:paragraph-properties fo:margin-left="5.927cm" fo:margin-right="0.397cm" fo:margin-top="0cm" fo:margin-bottom="0.318cm" loext:contextual-spacing="false" fo:text-align="start" style:justify-single-word="false" fo:text-indent="0cm" style:auto-text-indent="false" fo:background-color="#ffffff" fo:padding-left="0cm" fo:padding-right="0cm" fo:padding-top="0cm" fo:padding-bottom="0.212cm" fo:border-left="none" fo:border-right="none" fo:border-top="none" fo:border-bottom="0.06pt solid #999999"/>
      <style:text-properties fo:text-transform="uppercase" fo:color="#4270a1" fo:font-size="12pt" fo:font-weight="bold"/>
    </style:style>
    <style:style style:name="P21" style:family="paragraph" style:parent-style-name="Text_20_body" style:list-style-name="L2">
      <loext:graphic-properties draw:fill="solid" draw:fill-color="#ffffff" draw:opacity="100%"/>
      <style:paragraph-properties fo:margin-left="5.927cm" fo:margin-right="0.397cm" fo:margin-top="0cm" fo:margin-bottom="0.318cm" loext:contextual-spacing="false" fo:text-align="start" style:justify-single-word="false" fo:text-indent="0cm" style:auto-text-indent="false" fo:background-color="#ffffff" fo:padding-left="0cm" fo:padding-right="0cm" fo:padding-top="0cm" fo:padding-bottom="0.212cm" fo:border-left="none" fo:border-right="none" fo:border-top="none" fo:border-bottom="0.06pt solid #999999"/>
      <style:text-properties fo:text-transform="uppercase" fo:color="#cccccc" fo:font-weight="bold" loext:padding="0cm" loext:border="none"/>
    </style:style>
    <style:style style:name="P22" style:family="paragraph" style:parent-style-name="Text_20_body">
      <style:paragraph-properties fo:margin-left="5.927cm" fo:margin-right="0.397cm" fo:margin-top="0cm" fo:margin-bottom="0.159cm" loext:contextual-spacing="false" fo:text-align="start" style:justify-single-word="false" fo:text-indent="0cm" style:auto-text-indent="false"/>
      <style:text-properties fo:color="#b94a48" loext:padding="0cm" loext:border="none"/>
    </style:style>
    <style:style style:name="P23" style:family="paragraph" style:parent-style-name="Text_20_body">
      <style:paragraph-properties fo:margin-left="5.927cm" fo:margin-right="0.397cm" fo:margin-top="0cm" fo:margin-bottom="0.159cm" loext:contextual-spacing="false" fo:text-align="start" style:justify-single-word="false" fo:text-indent="0cm" style:auto-text-indent="false"/>
      <style:text-properties style:font-name="Arial" fo:background-color="#ffffff" loext:padding="0cm" loext:border="none"/>
    </style:style>
    <style:style style:name="P24" style:family="paragraph" style:parent-style-name="Text_20_body">
      <style:paragraph-properties fo:margin-left="5.927cm" fo:margin-right="0.397cm" fo:margin-top="0cm" fo:margin-bottom="0.159cm" loext:contextual-spacing="false" fo:text-align="start" style:justify-single-word="false" fo:text-indent="0cm" style:auto-text-indent="false"/>
    </style:style>
    <style:style style:name="P25" style:family="paragraph" style:parent-style-name="Text_20_body">
      <style:paragraph-properties fo:margin-left="5.927cm" fo:margin-right="0.397cm" fo:margin-top="0cm" fo:margin-bottom="0.159cm" loext:contextual-spacing="false" fo:text-align="start" style:justify-single-word="false" fo:text-indent="0cm" style:auto-text-indent="false"/>
      <style:text-properties fo:background-color="#ffffff" loext:padding="0cm" loext:border="none"/>
    </style:style>
    <style:style style:name="P26" style:family="paragraph" style:parent-style-name="Text_20_body">
      <style:paragraph-properties fo:margin-left="5.53cm" fo:margin-right="0cm" fo:margin-top="0cm" fo:margin-bottom="0.318cm" loext:contextual-spacing="false" fo:text-align="start" style:justify-single-word="false" fo:text-indent="0cm" style:auto-text-indent="false"/>
      <style:text-properties fo:color="#333333" fo:background-color="#f5f5f5" loext:padding-left="0cm" loext:padding-right="0cm" loext:padding-top="0cm" loext:padding-bottom="0.265cm" loext:border-left="none" loext:border-right="none" loext:border-top="none" loext:border-bottom="0.06pt solid #dddddd"/>
    </style:style>
    <style:style style:name="P27" style:family="paragraph" style:parent-style-name="Text_20_body">
      <style:paragraph-properties fo:margin-left="5.662cm" fo:margin-right="0.265cm" fo:margin-top="0cm" fo:margin-bottom="0.265cm" loext:contextual-spacing="false" fo:text-align="start" style:justify-single-word="false" fo:text-indent="0cm" style:auto-text-indent="false"/>
    </style:style>
    <style:style style:name="P28" style:family="paragraph" style:parent-style-name="Text_20_body">
      <style:paragraph-properties fo:margin-left="5.133cm" fo:margin-right="0cm" fo:margin-top="0cm" fo:margin-bottom="0.159cm" loext:contextual-spacing="false" fo:text-indent="0cm" style:auto-text-indent="false"/>
    </style:style>
    <style:style style:name="P29" style:family="paragraph" style:parent-style-name="Text_20_body">
      <style:paragraph-properties fo:margin-left="5.133cm" fo:margin-right="0cm" fo:margin-top="0cm" fo:margin-bottom="0.247cm" loext:contextual-spacing="false" fo:text-align="start" style:justify-single-word="false" fo:text-indent="0cm" style:auto-text-indent="false"/>
      <style:text-properties loext:padding="0cm" loext:border="none"/>
    </style:style>
    <style:style style:name="P30" style:family="paragraph" style:parent-style-name="Text_20_body">
      <style:paragraph-properties fo:margin-left="5.927cm" fo:margin-right="0.397cm" fo:margin-top="0cm" fo:margin-bottom="0cm" loext:contextual-spacing="false" fo:text-align="start" style:justify-single-word="false" fo:text-indent="0cm" style:auto-text-indent="false"/>
      <style:text-properties fo:color="#4270a1" fo:font-size="13.5pt" fo:background-color="#ffffff" loext:padding="0cm" loext:border="none"/>
    </style:style>
    <style:style style:name="P31" style:family="paragraph" style:parent-style-name="Text_20_body">
      <style:paragraph-properties fo:margin-left="5.927cm" fo:margin-right="0.529cm" fo:margin-top="0cm" fo:margin-bottom="0.159cm" loext:contextual-spacing="false" fo:line-height="100%" fo:text-align="center" style:justify-single-word="false" fo:text-indent="0cm" style:auto-text-indent="false"/>
      <style:text-properties fo:color="#ffffff" fo:font-size="7.5pt" fo:font-weight="normal" fo:background-color="#999999" loext:padding="0cm" loext:border="none"/>
    </style:style>
    <style:style style:name="P32" style:family="paragraph" style:parent-style-name="Text_20_body">
      <style:paragraph-properties fo:margin-top="0cm" fo:margin-bottom="0.247cm" loext:contextual-spacing="false" fo:text-align="start" style:justify-single-word="false"/>
      <style:text-properties loext:padding="0cm" loext:border="none"/>
    </style:style>
    <style:style style:name="P33" style:family="paragraph" style:parent-style-name="Text_20_body">
      <style:paragraph-properties fo:margin-top="0cm" fo:margin-bottom="0.247cm" loext:contextual-spacing="false" fo:text-align="start" style:justify-single-word="false"/>
    </style:style>
    <style:style style:name="P34" style:family="paragraph" style:parent-style-name="Text_20_body">
      <style:paragraph-properties fo:margin-top="0cm" fo:margin-bottom="0.318cm" loext:contextual-spacing="false" fo:text-align="start" style:justify-single-word="false"/>
    </style:style>
    <style:style style:name="P35" style:family="paragraph" style:parent-style-name="Text_20_body">
      <style:paragraph-properties fo:margin-top="0.529cm" fo:margin-bottom="0.247cm" loext:contextual-spacing="false" fo:text-align="start" style:justify-single-word="false"/>
      <style:text-properties fo:background-color="#ffffff" loext:padding="0cm" loext:border="none"/>
    </style:style>
    <style:style style:name="P36" style:family="paragraph" style:parent-style-name="Text_20_body">
      <style:paragraph-properties fo:margin-top="0.529cm" fo:margin-bottom="0.247cm" loext:contextual-spacing="false" fo:text-align="start" style:justify-single-word="false"/>
    </style:style>
    <style:style style:name="T1" style:family="text">
      <style:text-properties fo:color="#ffffff" style:text-line-through-style="none" style:text-line-through-type="none" fo:font-size="11.25pt" style:text-underline-style="none" style:text-blinking="false" fo:background-color="transparent" loext:char-shading-value="0"/>
    </style:style>
    <style:style style:name="T2" style:family="text">
      <style:text-properties fo:color="#ffffff" style:text-line-through-style="none" style:text-line-through-type="none" style:font-name="geogrotesque" fo:font-size="9.75pt" style:text-underline-style="none" style:text-blinking="false" fo:background-color="transparent" loext:char-shading-value="0" loext:padding="0cm" loext:border="none"/>
    </style:style>
    <style:style style:name="T3" style:family="text">
      <style:text-properties fo:font-weight="bold"/>
    </style:style>
    <style:style style:name="T4" style:family="text">
      <style:text-properties fo:font-weight="bold" fo:background-color="#f5f5f5" loext:char-shading-value="0" loext:padding-left="1.058cm" loext:padding-right="0.238cm" loext:padding-top="0.238cm" loext:padding-bottom="0.238cm" loext:border-left="2.24pt solid #4270a1" loext:border-right="0.74pt solid #e3e3e3" loext:border-top="0.74pt solid #e3e3e3" loext:border-bottom="0.74pt solid #e3e3e3"/>
    </style:style>
    <style:style style:name="T5" style:family="text">
      <style:text-properties style:font-name="Open Sans" fo:font-size="9pt" fo:font-weight="bold"/>
    </style:style>
    <style:style style:name="T6" style:family="text">
      <style:text-properties fo:text-transform="uppercase"/>
    </style:style>
    <style:style style:name="T7" style:family="text">
      <style:text-properties fo:text-transform="uppercase" fo:color="#999999" style:text-line-through-style="none" style:text-line-through-type="none" style:font-name="Open Sans" fo:font-size="11.25pt" style:text-underline-style="none" fo:font-weight="normal" style:text-blinking="false" fo:background-color="transparent" loext:char-shading-value="0"/>
    </style:style>
    <style:style style:name="T8" style:family="text">
      <style:text-properties fo:text-transform="uppercase" fo:color="#999999" style:text-line-through-style="none" style:text-line-through-type="none" style:font-name="Open Sans" fo:font-size="11.25pt" style:text-underline-style="none" fo:font-weight="normal" style:text-blinking="false" fo:background-color="transparent" loext:char-shading-value="0" loext:padding="0cm" loext:border="none"/>
    </style:style>
    <style:style style:name="T9" style:family="text">
      <style:text-properties fo:color="#333333" fo:font-weight="bold" fo:background-color="#f5f5f5" loext:char-shading-value="0" loext:padding-left="0cm" loext:padding-right="0cm" loext:padding-top="0cm" loext:padding-bottom="0.265cm" loext:border-left="none" loext:border-right="none" loext:border-top="none" loext:border-bottom="0.06pt solid #dddddd"/>
    </style:style>
    <style:style style:name="T10" style:family="text">
      <style:text-properties fo:background-color="#f5f5f5" loext:char-shading-value="0" loext:padding-left="1.058cm" loext:padding-right="0.238cm" loext:padding-top="0.238cm" loext:padding-bottom="0.238cm" loext:border-left="2.24pt solid #4270a1" loext:border-right="0.74pt solid #e3e3e3" loext:border-top="0.74pt solid #e3e3e3" loext:border-bottom="0.74pt solid #e3e3e3"/>
    </style:style>
    <style:style style:name="T11" style:family="text">
      <style:text-properties fo:color="#b94a48" fo:font-weight="bold" loext:padding="0cm" loext:border="none"/>
    </style:style>
    <style:style style:name="T12" style:family="text">
      <style:text-properties fo:color="#b94a48" loext:padding="0cm" loext:border="none"/>
    </style:style>
    <style:style style:name="T13" style:family="text">
      <style:text-properties style:font-name="Arial" fo:font-weight="bold" fo:background-color="#ffffff" loext:char-shading-value="0" loext:padding="0cm" loext:border="none"/>
    </style:style>
    <style:style style:name="T14" style:family="text">
      <style:text-properties style:font-name="Arial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15" style:family="text">
      <style:text-properties style:font-name="Arial" fo:background-color="#ffffff" loext:char-shading-value="0" loext:padding="0cm" loext:border="none"/>
    </style:style>
    <style:style style:name="T16" style:family="text">
      <style:text-properties fo:background-color="#ffffff" loext:char-shading-value="0" loext:padding="0cm" loext:border="none"/>
    </style:style>
    <style:style style:name="T17" style:family="text">
      <style:text-properties fo:color="#4270a1" fo:font-size="13.5pt" fo:background-color="#ffffff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.132cm" fo:margin-top="0.053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3" style:family="graphic" style:parent-style-name="Frame">
      <style:graphic-properties fo:margin-left="0cm" fo:margin-right="0.265cm" fo:margin-top="0cm" fo:margin-bottom="0cm" style:wrap="left" style:number-wrapped-paragraphs="no-limit" style:vertical-pos="below" style:vertical-rel="char" style:horizontal-pos="right" style:horizontal-rel="paragraph" fo:padding="0cm" fo:border="none"/>
    </style:style>
    <style:style style:name="Sect1" style:family="section">
      <style:section-properties fo:background-color="#f6f6f6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univirtus.uninter.com/ava/web/Avaliacao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Quadro2" text:anchor-type="paragraph" svg:width="2.381cm" draw:z-index="1"><draw:text-box fo:min-height="0.041cm"><text:p text:style-name="P16"><text:bookmark text:name="logout"/><text:a xlink:type="simple" xlink:href="javascript:%20void(0)" text:style-name="Internet_20_link" text:visited-style-name="Visited_20_Internet_20_Link"><text:span text:style-name="T1">Voltar</text:span></text:a></text:p></draw:text-box></draw:frame><text:bookmark-start text:name="logoAva"/><draw:frame draw:style-name="fr3" draw:name="Quadro3" text:anchor-type="char" svg:width="1.058cm" draw:z-index="2"><draw:text-box fo:min-height="1.058cm"><text:p text:style-name="Text_20_body"/></draw:text-box></draw:frame><draw:frame draw:style-name="fr1" draw:name="Quadro1" text:anchor-type="char" svg:width="0.041cm" draw:z-index="0"><draw:text-box fo:min-height="0.041cm"><text:p text:style-name="Text_20_body">Ava Univirtus</text:p></draw:text-box></draw:frame><text:bookmark-end text:name="logoAva"/><text:span text:style-name="T17">Questão 1/12 - Fundamentos de Sistemas de Informação</text:span></text:p>
      <text:section text:style-name="Sect1" text:name="main-content">
        <text:section text:style-name="Sect2" text:name="midContentHolder">
          <text:section text:style-name="Sect3" text:name="mid">
            <text:section text:style-name="Sect2" text:name="main-holder">
              <text:section text:style-name="Sect2" text:name="blockContainer">
                <text:section text:style-name="Sect3" text:name="theForm">
                  <text:section text:style-name="Sect2" text:name="viewavaliacaousuariohistorico">
                    <text:section text:style-name="Sect2" text:name="detalhe">
                      <text:section text:style-name="Sect2" text:name="conteudoAvaliacao">
                        <text:p text:style-name="P23">Dos tipos de sistemas existentes em uma organização, aquele responsável pelo nível operacional é?</text:p>
                        <text:p text:style-name="P31">Nota: 10.0</text:p>
                        <table:table table:name="Tabela2" table:style-name="Tabela2">
                          <table:table-column table:style-name="Tabela2.A"/>
                          <table:table-column table:style-name="Tabela2.B"/>
                          <table:table-column table:style-name="Tabela2.C"/>
                          <table:table-row>
                            <table:table-cell table:style-name="Tabela2.A1" office:value-type="string">
                              <text:p text:style-name="P6"/>
                            </table:table-cell>
                            <table:table-cell table:style-name="Tabela2.A1" office:value-type="string">
                              <text:p text:style-name="P7">A</text:p>
                            </table:table-cell>
                            <table:table-cell table:style-name="Tabela2.C1" office:value-type="string">
                              <text:p text:style-name="P9">Somente o SIG.</text:p>
                            </table:table-cell>
                          </table:table-row>
                          <table:table-row>
                            <table:table-cell table:style-name="Tabela2.A1" office:value-type="string">
                              <text:p text:style-name="P6"/>
                            </table:table-cell>
                            <table:table-cell table:style-name="Tabela2.A1" office:value-type="string">
                              <text:p text:style-name="P7">B</text:p>
                            </table:table-cell>
                            <table:table-cell table:style-name="Tabela2.C2" office:value-type="string">
                              <text:p text:style-name="Table_20_Contents">Somente o SAD.</text:p>
                            </table:table-cell>
                          </table:table-row>
                          <table:table-row>
                            <table:table-cell table:style-name="Tabela2.A1" office:value-type="string">
                              <text:p text:style-name="P6"/>
                            </table:table-cell>
                            <table:table-cell table:style-name="Tabela2.A1" office:value-type="string">
                              <text:p text:style-name="P7">C</text:p>
                            </table:table-cell>
                            <table:table-cell table:style-name="Tabela2.C3" office:value-type="string">
                              <text:p text:style-name="P9">Somente o CRM.</text:p>
                            </table:table-cell>
                          </table:table-row>
                          <table:table-row>
                            <table:table-cell table:style-name="Tabela2.A4" office:value-type="string">
                              <text:p text:style-name="P6"/>
                            </table:table-cell>
                            <table:table-cell table:style-name="Tabela2.A1" office:value-type="string">
                              <text:p text:style-name="P7">D</text:p>
                            </table:table-cell>
                            <table:table-cell table:style-name="Tabela2.C4" office:value-type="string">
                              <text:p text:style-name="P9">Somente o SPT.</text:p>
                              <text:p text:style-name="P9"><text:span text:style-name="Strong_20_Emphasis"><text:span text:style-name="T4">Você acertou!</text:span></text:span></text:p>
                            </table:table-cell>
                          </table:table-row>
                        </table:table>
                        <text:p text:style-name="P1"/>
                        <text:p text:style-name="P30">Questão 2/12 - Fundamentos de Sistemas de Informação</text:p>
                        <text:p text:style-name="P35">Em relação à utilização das informações, analisando o contexto do nível estratégico que é o mais alto nível nas organizações, é correto afirmar:</text:p>
                        <text:p text:style-name="P31">Nota: 10.0</text:p>
                        <table:table table:name="Tabela3" table:style-name="Tabela3">
                          <table:table-column table:style-name="Tabela3.A"/>
                          <table:table-column table:style-name="Tabela3.B"/>
                          <table:table-column table:style-name="Tabela3.C"/>
                          <table:table-row>
                            <table:table-cell table:style-name="Tabela3.A1" office:value-type="string">
                              <text:p text:style-name="P6"/>
                            </table:table-cell>
                            <table:table-cell table:style-name="Tabela3.A1" office:value-type="string">
                              <text:p text:style-name="P7">A</text:p>
                            </table:table-cell>
                            <table:table-cell table:style-name="Tabela3.C1" office:value-type="string">
                              <text:p text:style-name="Table_20_Contents">As informações são utilizadas em situações do dia a dia, consideradas previsíveis e com efeito imediato.</text:p>
                            </table:table-cell>
                          </table:table-row>
                          <table:table-row>
                            <table:table-cell table:style-name="Tabela3.A1" office:value-type="string">
                              <text:p text:style-name="P6"/>
                            </table:table-cell>
                            <table:table-cell table:style-name="Tabela3.A1" office:value-type="string">
                              <text:p text:style-name="P7">B</text:p>
                            </table:table-cell>
                            <table:table-cell table:style-name="Tabela3.C2" office:value-type="string">
                              <text:p text:style-name="Table_20_Contents">As informações são tratadas de maneira detalhada e analítica.</text:p>
                            </table:table-cell>
                          </table:table-row>
                          <table:table-row>
                            <table:table-cell table:style-name="Tabela3.A1" office:value-type="string">
                              <text:p text:style-name="P6"/>
                            </table:table-cell>
                            <table:table-cell table:style-name="Tabela3.A1" office:value-type="string">
                              <text:p text:style-name="P7">C</text:p>
                            </table:table-cell>
                            <table:table-cell table:style-name="Tabela3.C3" office:value-type="string">
                              <text:p text:style-name="Table_20_Contents">As informações são combinadas a partir de fontes diversificadas e produzidos efeitos mais amplos.</text:p>
                            </table:table-cell>
                          </table:table-row>
                          <table:table-row>
                            <table:table-cell table:style-name="Tabela3.A4" office:value-type="string">
                              <text:p text:style-name="P6"/>
                            </table:table-cell>
                            <table:table-cell table:style-name="Tabela3.A1" office:value-type="string">
                              <text:p text:style-name="P7">D</text:p>
                            </table:table-cell>
                            <table:table-cell table:style-name="Tabela3.C4" office:value-type="string">
                              <text:p text:style-name="P8">As informações retratam situações complexas e incertas, que envolvem a elaboração de cenários, tendências, previsões e análises especializadas.</text:p>
                              <text:p text:style-name="P9"><text:span text:style-name="Strong_20_Emphasis"><text:span text:style-name="T4">Você acertou!</text:span></text:span></text:p>
                              <text:p text:style-name="P10"><text:span text:style-name="T10">A alternativa correta é a letra D. Caso queira ler o texto integralmente, acesse o material texto na rota de aprendizagem da </text:span><text:span text:style-name="Strong_20_Emphasis"><text:span text:style-name="T4">Aula Teórica 02 - página 03</text:span></text:span><text:span text:style-name="Strong_20_Emphasis"><text:span text:style-name="Emphasis"><text:span text:style-name="T4">.</text:span></text:span></text:span></text:p>
                            </table:table-cell>
                          </table:table-row>
                          <table:table-row>
                            <table:table-cell table:style-name="Tabela3.A1" office:value-type="string">
                              <text:p text:style-name="P6"/>
                            </table:table-cell>
                            <table:table-cell table:style-name="Tabela3.A1" office:value-type="string">
                              <text:p text:style-name="P7">E</text:p>
                            </table:table-cell>
                            <table:table-cell table:style-name="Tabela3.C5" office:value-type="string">
                              <text:p text:style-name="Table_20_Contents">As informações que não causam impactos nos rumos da organização.</text:p>
                            </table:table-cell>
                          </table:table-row>
                        </table:table>
                        <text:p text:style-name="P1"/>
                        <text:p text:style-name="P30"><text:soft-page-break/>Questão 3/12 - Fundamentos de Sistemas de Informação</text:p>
                        <text:p text:style-name="P35">Qual é a denominação que se utiliza para identificar os negócios efetuados por meios eletrônicos, geralmente na Internet?</text:p>
                        <text:p text:style-name="P31">Nota: 10.0</text:p>
                        <table:table table:name="Tabela4" table:style-name="Tabela4">
                          <table:table-column table:style-name="Tabela4.A"/>
                          <table:table-column table:style-name="Tabela4.B"/>
                          <table:table-column table:style-name="Tabela4.C"/>
                          <table:table-row>
                            <table:table-cell table:style-name="Tabela4.A1" office:value-type="string">
                              <text:p text:style-name="P6"/>
                            </table:table-cell>
                            <table:table-cell table:style-name="Tabela4.A1" office:value-type="string">
                              <text:p text:style-name="P7">A</text:p>
                            </table:table-cell>
                            <table:table-cell table:style-name="Tabela4.C1" office:value-type="string">
                              <text:p text:style-name="Table_20_Contents">INTERNET</text:p>
                            </table:table-cell>
                          </table:table-row>
                          <table:table-row>
                            <table:table-cell table:style-name="Tabela4.A1" office:value-type="string">
                              <text:p text:style-name="P6"/>
                            </table:table-cell>
                            <table:table-cell table:style-name="Tabela4.A1" office:value-type="string">
                              <text:p text:style-name="P7">B</text:p>
                            </table:table-cell>
                            <table:table-cell table:style-name="Tabela4.C2" office:value-type="string">
                              <text:p text:style-name="Table_20_Contents">REDES DE COMPUTADORES</text:p>
                            </table:table-cell>
                          </table:table-row>
                          <table:table-row>
                            <table:table-cell table:style-name="Tabela4.A1" office:value-type="string">
                              <text:p text:style-name="P6"/>
                            </table:table-cell>
                            <table:table-cell table:style-name="Tabela4.A1" office:value-type="string">
                              <text:p text:style-name="P7">C</text:p>
                            </table:table-cell>
                            <table:table-cell table:style-name="Tabela4.C3" office:value-type="string">
                              <text:p text:style-name="P9">INFRAESTRUTURA</text:p>
                            </table:table-cell>
                          </table:table-row>
                          <table:table-row>
                            <table:table-cell table:style-name="Tabela4.A4" office:value-type="string">
                              <text:p text:style-name="P6"/>
                            </table:table-cell>
                            <table:table-cell table:style-name="Tabela4.A1" office:value-type="string">
                              <text:p text:style-name="P7">D</text:p>
                            </table:table-cell>
                            <table:table-cell table:style-name="Tabela4.C4" office:value-type="string">
                              <text:p text:style-name="P9">E-business (Electronic Business)</text:p>
                              <text:p text:style-name="P9"><text:span text:style-name="Strong_20_Emphasis"><text:span text:style-name="T4">Você acertou!</text:span></text:span></text:p>
                            </table:table-cell>
                          </table:table-row>
                        </table:table>
                        <text:p text:style-name="P1"/>
                        <text:p text:style-name="P30">Questão 4/12 - Fundamentos de Sistemas de Informação</text:p>
                        <text:p text:style-name="P35">Assinale a alternativa abaixo que corresponde aos conceitos corretos sobre dado e informação:</text:p>
                        <text:p text:style-name="P31">Nota: 10.0</text:p>
                        <table:table table:name="Tabela5" table:style-name="Tabela5">
                          <table:table-column table:style-name="Tabela5.A"/>
                          <table:table-column table:style-name="Tabela5.B"/>
                          <table:table-column table:style-name="Tabela5.C"/>
                          <table:table-row>
                            <table:table-cell table:style-name="Tabela5.A1" office:value-type="string">
                              <text:p text:style-name="P6"/>
                            </table:table-cell>
                            <table:table-cell table:style-name="Tabela5.B1" office:value-type="string">
                              <text:p text:style-name="P7">A</text:p>
                            </table:table-cell>
                            <table:table-cell table:style-name="Tabela5.C1" office:value-type="string">
                              <text:p text:style-name="P8">Dados são uma sequência de fatos não analisados, que necessitam de organização e arranjo de forma compreensível, enquanto informação é o dado já organizado e apresentado de forma útil, com um significado.</text:p>
                              <text:p text:style-name="P9"><text:span text:style-name="Strong_20_Emphasis"><text:span text:style-name="T4">Você acertou!</text:span></text:span></text:p>
                            </table:table-cell>
                          </table:table-row>
                          <table:table-row>
                            <table:table-cell table:style-name="Tabela5.B1" office:value-type="string">
                              <text:p text:style-name="P6"/>
                            </table:table-cell>
                            <table:table-cell table:style-name="Tabela5.B1" office:value-type="string">
                              <text:p text:style-name="P7">B</text:p>
                            </table:table-cell>
                            <table:table-cell table:style-name="Tabela5.C2" office:value-type="string">
                              <text:p text:style-name="Table_20_Contents">Dados são informações sem significado, enquanto informação é um conjunto de dados com um significado.</text:p>
                            </table:table-cell>
                          </table:table-row>
                          <table:table-row>
                            <table:table-cell table:style-name="Tabela5.B1" office:value-type="string">
                              <text:p text:style-name="P6"/>
                            </table:table-cell>
                            <table:table-cell table:style-name="Tabela5.B1" office:value-type="string">
                              <text:p text:style-name="P7">C</text:p>
                            </table:table-cell>
                            <table:table-cell table:style-name="Tabela5.C3" office:value-type="string">
                              <text:p text:style-name="Table_20_Contents">Dados são elementos sem significado, enquanto informação pode ser quantificada.</text:p>
                            </table:table-cell>
                          </table:table-row>
                          <table:table-row>
                            <table:table-cell table:style-name="Tabela5.B1" office:value-type="string">
                              <text:p text:style-name="P6"/>
                            </table:table-cell>
                            <table:table-cell table:style-name="Tabela5.B1" office:value-type="string">
                              <text:p text:style-name="P7">D</text:p>
                            </table:table-cell>
                            <table:table-cell table:style-name="Tabela5.C4" office:value-type="string">
                              <text:p text:style-name="Table_20_Contents">Dados são uma sequência de bits não analisados, que necessitam de organização e arranjo de forma compreensível, enquanto informação é o bit já organizado e apresentado de forma útil, com um significado.</text:p>
                            </table:table-cell>
                          </table:table-row>
                        </table:table>
                        <text:p text:style-name="P1"/>
                        <text:p text:style-name="P30">Questão 5/12 - Fundamentos de Sistemas de Informação</text:p>
                        <text:p text:style-name="P36"><text:span text:style-name="T16">Com relação aos serviços prestados dentro de TI, é </text:span><text:span text:style-name="Strong_20_Emphasis"><text:span text:style-name="T14">INCORRETO </text:span></text:span><text:span text:style-name="T16">que:</text:span></text:p>
                        <text:p text:style-name="P31">Nota: 10.0</text:p>
                        <table:table table:name="Tabela6" table:style-name="Tabela6">
                          <table:table-column table:style-name="Tabela6.A"/>
                          <table:table-column table:style-name="Tabela6.B"/>
                          <table:table-column table:style-name="Tabela6.C"/>
                          <table:table-row>
                            <table:table-cell table:style-name="Tabela6.A1" office:value-type="string">
                              <text:p text:style-name="P6"/>
                            </table:table-cell>
                            <table:table-cell table:style-name="Tabela6.A1" office:value-type="string">
                              <text:p text:style-name="P7">A</text:p>
                            </table:table-cell>
                            <table:table-cell table:style-name="Tabela6.C1" office:value-type="string">
                              <text:p text:style-name="Table_20_Contents">As empresas precisam de pessoas para operar e gerenciar os componentes da infraestrutura de TI.</text:p>
                            </table:table-cell>
                          </table:table-row>
                          <table:table-row>
                            <table:table-cell table:style-name="Tabela6.A1" office:value-type="string">
                              <text:p text:style-name="P6"/>
                            </table:table-cell>
                            <table:table-cell table:style-name="Tabela6.A1" office:value-type="string">
                              <text:p text:style-name="P7">B</text:p>
                            </table:table-cell>
                            <table:table-cell table:style-name="Tabela6.C2" office:value-type="string">
                              <text:p text:style-name="Table_20_Contents">Quando as empresas precisam fazer alterações profundas em seus sistemas, em geral recorrem a consultores externos.</text:p>
                            </table:table-cell>
                          </table:table-row>
                          <text:soft-page-break/>
                          <table:table-row>
                            <table:table-cell table:style-name="Tabela6.A1" office:value-type="string">
                              <text:p text:style-name="P6"/>
                            </table:table-cell>
                            <table:table-cell table:style-name="Tabela6.A1" office:value-type="string">
                              <text:p text:style-name="P7">C</text:p>
                            </table:table-cell>
                            <table:table-cell table:style-name="Tabela6.C3" office:value-type="string">
                              <text:p text:style-name="Table_20_Contents">Hoje muitas empresas completam as atividades da equipe interna de sistemas de informação com consultoria externa de tecnologia.</text:p>
                            </table:table-cell>
                          </table:table-row>
                          <table:table-row>
                            <table:table-cell table:style-name="Tabela6.A4" office:value-type="string">
                              <text:p text:style-name="P6"/>
                            </table:table-cell>
                            <table:table-cell table:style-name="Tabela6.A1" office:value-type="string">
                              <text:p text:style-name="P7">D</text:p>
                            </table:table-cell>
                            <table:table-cell table:style-name="Tabela6.C4" office:value-type="string">
                              <text:p text:style-name="P8">Quando as empresas vão implantar uma infraestrutura de TI completamente nova, em geral não recorrem a consultores externos.</text:p>
                              <text:p text:style-name="P9"><text:span text:style-name="Strong_20_Emphasis"><text:span text:style-name="T4">Você acertou!</text:span></text:span></text:p>
                              <text:p text:style-name="P9"><text:span text:style-name="T10">A alternativa correta é a letra D.  Caso queira ler o texto integralmente, acesse o material texto na rota de aprendizagem da </text:span><text:span text:style-name="Strong_20_Emphasis"><text:span text:style-name="T4">Aula Teórica 02 - página 11</text:span></text:span><text:span text:style-name="Strong_20_Emphasis"><text:span text:style-name="Emphasis"><text:span text:style-name="T4">.</text:span></text:span></text:span></text:p>
                            </table:table-cell>
                          </table:table-row>
                          <table:table-row>
                            <table:table-cell table:style-name="Tabela6.A1" office:value-type="string">
                              <text:p text:style-name="P6"/>
                            </table:table-cell>
                            <table:table-cell table:style-name="Tabela6.A1" office:value-type="string">
                              <text:p text:style-name="P7">E</text:p>
                            </table:table-cell>
                            <table:table-cell table:style-name="Tabela6.C5" office:value-type="string">
                              <text:p text:style-name="Table_20_Contents">As empresas precisam de pessoas para ensinar os funcionários a usar tecnologias em suas atividades diárias.</text:p>
                            </table:table-cell>
                          </table:table-row>
                        </table:table>
                        <text:p text:style-name="P1"/>
                        <text:p text:style-name="P30">Questão 6/12 - Fundamentos de Sistemas de Informação</text:p>
                        <text:p text:style-name="P35">A introdução das tecnologias de informação gera um efeito de ondas concêntricas que suscitam questões éticas, sociais e políticas as quais precisam ser tratadas nos níveis individual, social e político. Neste sentido, assinale as alternativas erradas sobre as questões éticas, sociais e políticas.</text:p>
                        <text:p text:style-name="P23">I - dos indivíduos de não serem incomodados, de ficarem livres da vigilância da interferência de outros indivíduos ou organizações, inclusive do Estado.</text:p>
                        <text:p text:style-name="P23">II - O direito à privacidade é protegido pelas constituições dos países e são escritas de maneiras diferentes por meio de vários estatutos legais.</text:p>
                        <text:p text:style-name="P23">III - A utilização da internet expandiu as possibilidades de cometer crimes, e para esses crimes não existem leis específicas.</text:p>
                        <text:p text:style-name="P23">IV- As instituições políticas precisam de tempo para criar novas leis e muitas vezes só agem mediante a evidência de danos reais.</text:p>
                        <text:p text:style-name="P23">Assinale a alternativa correspondente:</text:p>
                        <text:p text:style-name="P31">Nota: 10.0</text:p>
                        <table:table table:name="Tabela7" table:style-name="Tabela7">
                          <table:table-column table:style-name="Tabela7.A"/>
                          <table:table-column table:style-name="Tabela7.B"/>
                          <table:table-column table:style-name="Tabela7.C"/>
                          <table:table-row>
                            <table:table-cell table:style-name="Tabela7.A1" office:value-type="string">
                              <text:p text:style-name="P6"/>
                            </table:table-cell>
                            <table:table-cell table:style-name="Tabela7.A1" office:value-type="string">
                              <text:p text:style-name="P7">A</text:p>
                            </table:table-cell>
                            <table:table-cell table:style-name="Tabela7.C1" office:value-type="string">
                              <text:p text:style-name="Table_20_Contents">I e II</text:p>
                            </table:table-cell>
                          </table:table-row>
                          <table:table-row>
                            <table:table-cell table:style-name="Tabela7.A1" office:value-type="string">
                              <text:p text:style-name="P6"/>
                            </table:table-cell>
                            <table:table-cell table:style-name="Tabela7.A1" office:value-type="string">
                              <text:p text:style-name="P7">B</text:p>
                            </table:table-cell>
                            <table:table-cell table:style-name="Tabela7.C2" office:value-type="string">
                              <text:p text:style-name="Table_20_Contents">III e IV</text:p>
                            </table:table-cell>
                          </table:table-row>
                          <table:table-row>
                            <table:table-cell table:style-name="Tabela7.A1" office:value-type="string">
                              <text:p text:style-name="P6"/>
                            </table:table-cell>
                            <table:table-cell table:style-name="Tabela7.A1" office:value-type="string">
                              <text:p text:style-name="P7">C</text:p>
                            </table:table-cell>
                            <table:table-cell table:style-name="Tabela7.C3" office:value-type="string">
                              <text:p text:style-name="Table_20_Contents">I e III</text:p>
                            </table:table-cell>
                          </table:table-row>
                          <table:table-row>
                            <table:table-cell table:style-name="Tabela7.A4" office:value-type="string">
                              <text:p text:style-name="P6"/>
                            </table:table-cell>
                            <table:table-cell table:style-name="Tabela7.A1" office:value-type="string">
                              <text:p text:style-name="P7">D</text:p>
                            </table:table-cell>
                            <table:table-cell table:style-name="Tabela7.C4" office:value-type="string">
                              <text:p text:style-name="P8">Apenas a III</text:p>
                              <text:p text:style-name="P9"><text:soft-page-break/><text:span text:style-name="Strong_20_Emphasis"><text:span text:style-name="T4">Você acertou!</text:span></text:span></text:p>
                              <text:p text:style-name="P10"><text:span text:style-name="T10">A alternativa correta é a letra D.  Caso queira ler o texto integralmente, acesse o material texto na rota de aprendizagem da </text:span><text:span text:style-name="Strong_20_Emphasis"><text:span text:style-name="T4">Aula Teórica 05 - página 11.</text:span></text:span></text:p>
                            </table:table-cell>
                          </table:table-row>
                          <table:table-row>
                            <table:table-cell table:style-name="Tabela7.A1" office:value-type="string">
                              <text:p text:style-name="P6"/>
                            </table:table-cell>
                            <table:table-cell table:style-name="Tabela7.A1" office:value-type="string">
                              <text:p text:style-name="P7">E</text:p>
                            </table:table-cell>
                            <table:table-cell table:style-name="Tabela7.C5" office:value-type="string">
                              <text:p text:style-name="Table_20_Contents">Apenas a IV</text:p>
                            </table:table-cell>
                          </table:table-row>
                        </table:table>
                        <text:p text:style-name="P1"/>
                        <text:p text:style-name="P30">Questão 7/12 - Fundamentos de Sistemas de Informação</text:p>
                        <text:p text:style-name="P23">A definição para Datawarehouse (DW) é;</text:p>
                        <text:p text:style-name="P31">Nota: 10.0</text:p>
                        <table:table table:name="Tabela8" table:style-name="Tabela8">
                          <table:table-column table:style-name="Tabela8.A"/>
                          <table:table-column table:style-name="Tabela8.B"/>
                          <table:table-column table:style-name="Tabela8.C"/>
                          <table:table-row>
                            <table:table-cell table:style-name="Tabela8.A1" office:value-type="string">
                              <text:p text:style-name="P6"/>
                            </table:table-cell>
                            <table:table-cell table:style-name="Tabela8.B1" office:value-type="string">
                              <text:p text:style-name="P7">A</text:p>
                            </table:table-cell>
                            <table:table-cell table:style-name="Tabela8.C1" office:value-type="string">
                              <text:p text:style-name="P9">Armazém de dados alimentados com os dados transacionais oriundos dos diversos bancos de dados da empresa, inclusive dos sistemas de ERP.</text:p>
                              <text:p text:style-name="P9"><text:span text:style-name="Strong_20_Emphasis"><text:span text:style-name="T4">Você acertou!</text:span></text:span></text:p>
                            </table:table-cell>
                          </table:table-row>
                          <table:table-row>
                            <table:table-cell table:style-name="Tabela8.B1" office:value-type="string">
                              <text:p text:style-name="P6"/>
                            </table:table-cell>
                            <table:table-cell table:style-name="Tabela8.B1" office:value-type="string">
                              <text:p text:style-name="P7">B</text:p>
                            </table:table-cell>
                            <table:table-cell table:style-name="Tabela8.C2" office:value-type="string">
                              <text:p text:style-name="P9">Repositório de dados alimentados com SSD, apenas.</text:p>
                            </table:table-cell>
                          </table:table-row>
                          <table:table-row>
                            <table:table-cell table:style-name="Tabela8.B1" office:value-type="string">
                              <text:p text:style-name="P6"/>
                            </table:table-cell>
                            <table:table-cell table:style-name="Tabela8.B1" office:value-type="string">
                              <text:p text:style-name="P7">C</text:p>
                            </table:table-cell>
                            <table:table-cell table:style-name="Tabela8.C3" office:value-type="string">
                              <text:p text:style-name="P9">Armazém contendo dados não indexados.</text:p>
                            </table:table-cell>
                          </table:table-row>
                          <table:table-row>
                            <table:table-cell table:style-name="Tabela8.B1" office:value-type="string">
                              <text:p text:style-name="P6"/>
                            </table:table-cell>
                            <table:table-cell table:style-name="Tabela8.B1" office:value-type="string">
                              <text:p text:style-name="P7">D</text:p>
                            </table:table-cell>
                            <table:table-cell table:style-name="Tabela8.C4" office:value-type="string">
                              <text:p text:style-name="P9">Armazém contendo dados voláteis.</text:p>
                            </table:table-cell>
                          </table:table-row>
                        </table:table>
                        <text:p text:style-name="P1"/>
                        <text:p text:style-name="P30">Questão 8/12 - Fundamentos de Sistemas de Informação</text:p>
                        <text:p text:style-name="P35">Os principais problemas encontrados na implantação de um ERP são:</text:p>
                        <text:p text:style-name="P31">Nota: 0.0</text:p>
                        <table:table table:name="Tabela9" table:style-name="Tabela9">
                          <table:table-column table:style-name="Tabela9.A"/>
                          <table:table-column table:style-name="Tabela9.B"/>
                          <table:table-column table:style-name="Tabela9.C"/>
                          <table:table-row>
                            <table:table-cell table:style-name="Tabela9.A1" office:value-type="string">
                              <text:p text:style-name="P6"/>
                            </table:table-cell>
                            <table:table-cell table:style-name="Tabela9.B1" office:value-type="string">
                              <text:p text:style-name="P7">A</text:p>
                            </table:table-cell>
                            <table:table-cell table:style-name="Tabela9.C1" office:value-type="string">
                              <text:p text:style-name="Table_20_Contents">Obstáculos na implantação do sistema, custos elevados, complexidade de customização, resistência a mudanças, compatibilidade com sistemas legados, cultura organizacional, altos custos com consultorias e treinamentos inadequados.</text:p>
                            </table:table-cell>
                          </table:table-row>
                          <table:table-row>
                            <table:table-cell table:style-name="Tabela9.B1" office:value-type="string">
                              <text:p text:style-name="P6"/>
                            </table:table-cell>
                            <table:table-cell table:style-name="Tabela9.B1" office:value-type="string">
                              <text:p text:style-name="P7">B</text:p>
                            </table:table-cell>
                            <table:table-cell table:style-name="Tabela9.C2" office:value-type="string">
                              <text:p text:style-name="P9">Obstáculos na implantação do sistema, custos elevados, complexidade de customização, resistência a mudanças, cultura organizacional, altos custos com consultorias e treinamentos inadequados.</text:p>
                            </table:table-cell>
                          </table:table-row>
                          <table:table-row>
                            <table:table-cell table:style-name="Tabela9.B1" office:value-type="string">
                              <text:p text:style-name="P6"/>
                            </table:table-cell>
                            <table:table-cell table:style-name="Tabela9.B1" office:value-type="string">
                              <text:p text:style-name="P7">C</text:p>
                            </table:table-cell>
                            <table:table-cell table:style-name="Tabela9.C3" office:value-type="string">
                              <text:p text:style-name="Table_20_Contents">Custos elevados, complexidade de customização, resistência a mudanças, compatibilidade com sistemas legados, cultura organizacional, altos custos com consultorias e treinamentos inadequados.</text:p>
                            </table:table-cell>
                          </table:table-row>
                          <text:soft-page-break/>
                          <table:table-row>
                            <table:table-cell table:style-name="Tabela9.B1" office:value-type="string">
                              <text:p text:style-name="P6"/>
                            </table:table-cell>
                            <table:table-cell table:style-name="Tabela9.B1" office:value-type="string">
                              <text:p text:style-name="P7">D</text:p>
                            </table:table-cell>
                            <table:table-cell table:style-name="Tabela9.C4" office:value-type="string">
                              <text:p text:style-name="P9">Custos elevados, complexidade de customização, resistência a mudanças, incompatibilidade com sistemas legados, cultura organizacional, altos custos com consultorias e treinamentos adequados.</text:p>
                            </table:table-cell>
                          </table:table-row>
                        </table:table>
                        <text:p text:style-name="P1"/>
                        <text:p text:style-name="P30">Questão 9/12 - Fundamentos de Sistemas de Informação</text:p>
                        <text:p text:style-name="P23">Responsável pela distribuição de produtos, serviços, informação ou pagamentos por meio de redes de computadores ou outros meios eletrônicos. Essa é uma perspectiva do comércio eletrônico denominada?</text:p>
                        <text:p text:style-name="P31">Nota: 0.0</text:p>
                        <table:table table:name="Tabela10" table:style-name="Tabela10">
                          <table:table-column table:style-name="Tabela10.A"/>
                          <table:table-column table:style-name="Tabela10.B"/>
                          <table:table-column table:style-name="Tabela10.C"/>
                          <table:table-row>
                            <table:table-cell table:style-name="Tabela10.A1" office:value-type="string">
                              <text:p text:style-name="P6"/>
                            </table:table-cell>
                            <table:table-cell table:style-name="Tabela10.A1" office:value-type="string">
                              <text:p text:style-name="P7">A</text:p>
                            </table:table-cell>
                            <table:table-cell table:style-name="Tabela10.C1" office:value-type="string">
                              <text:p text:style-name="Table_20_Contents">Processo Comercial</text:p>
                            </table:table-cell>
                          </table:table-row>
                          <table:table-row>
                            <table:table-cell table:style-name="Tabela10.A1" office:value-type="string">
                              <text:p text:style-name="P6"/>
                            </table:table-cell>
                            <table:table-cell table:style-name="Tabela10.A1" office:value-type="string">
                              <text:p text:style-name="P7">B</text:p>
                            </table:table-cell>
                            <table:table-cell table:style-name="Tabela10.C2" office:value-type="string">
                              <text:p text:style-name="Table_20_Contents">Serviços.</text:p>
                            </table:table-cell>
                          </table:table-row>
                          <table:table-row>
                            <table:table-cell table:style-name="Tabela10.A1" office:value-type="string">
                              <text:p text:style-name="P6"/>
                            </table:table-cell>
                            <table:table-cell table:style-name="Tabela10.A1" office:value-type="string">
                              <text:p text:style-name="P7">C</text:p>
                            </table:table-cell>
                            <table:table-cell table:style-name="Tabela10.C3" office:value-type="string">
                              <text:p text:style-name="P9">On-Line</text:p>
                            </table:table-cell>
                          </table:table-row>
                          <table:table-row>
                            <table:table-cell table:style-name="Tabela10.A4" office:value-type="string">
                              <text:p text:style-name="P6"/>
                            </table:table-cell>
                            <table:table-cell table:style-name="Tabela10.A1" office:value-type="string">
                              <text:p text:style-name="P7">D</text:p>
                            </table:table-cell>
                            <table:table-cell table:style-name="Tabela10.C4" office:value-type="string">
                              <text:p text:style-name="P9">Comunicação</text:p>
                            </table:table-cell>
                          </table:table-row>
                        </table:table>
                        <text:p text:style-name="P1"/>
                        <text:p text:style-name="P30">Questão 10/12 - Fundamentos de Sistemas de Informação</text:p>
                        <text:p text:style-name="P23">É de fundamental importância para uma organização à qualidade da informação adquirida e/ou processada, pois esse aspecto reflete na efetividade do processo de tomada de decisões em uma empresa. Para Rezende e Abreu (2000), as informações de qualidade devem ser comparativas, confiáveis, geradas em tempo hábil e no nível de detalhe adequado, além de possuir características bem definidas.Com base no estudo sobre as características da boa informação, considere as afirmativas a seguir e na sequência assinale a resposta correta.</text:p>
                        <text:p text:style-name="P24"><text:span text:style-name="T15">I - Deve-se considerar o custo da produção </text:span><text:span text:style-name="Emphasis"><text:span text:style-name="T15">versus</text:span></text:span><text:span text:style-name="T15"> a importância da informação.</text:span></text:p>
                        <text:p text:style-name="P23">II - A informação flexível pode ser utilizada para diversas finalidades.</text:p>
                        <text:p text:style-name="P23">III - A informação confiável independe da fonte da informação.</text:p>
                        <text:p text:style-name="P25"> </text:p>
                        <text:p text:style-name="P31">Nota: 10.0</text:p>
                        <table:table table:name="Tabela11" table:style-name="Tabela11">
                          <table:table-column table:style-name="Tabela11.A"/>
                          <table:table-column table:style-name="Tabela11.B"/>
                          <table:table-column table:style-name="Tabela11.C"/>
                          <table:table-row>
                            <table:table-cell table:style-name="Tabela11.A1" office:value-type="string">
                              <text:p text:style-name="P6"/>
                            </table:table-cell>
                            <table:table-cell table:style-name="Tabela11.A1" office:value-type="string">
                              <text:p text:style-name="P7">A</text:p>
                            </table:table-cell>
                            <table:table-cell table:style-name="Tabela11.C1" office:value-type="string">
                              <text:p text:style-name="P9">Apenas a afirmativa I.</text:p>
                            </table:table-cell>
                          </table:table-row>
                          <table:table-row>
                            <table:table-cell table:style-name="Tabela11.A1" office:value-type="string">
                              <text:p text:style-name="P6"/>
                            </table:table-cell>
                            <table:table-cell table:style-name="Tabela11.A1" office:value-type="string">
                              <text:p text:style-name="P7">B</text:p>
                            </table:table-cell>
                            <table:table-cell table:style-name="Tabela11.C2" office:value-type="string">
                              <text:p text:style-name="P9">Apenas a afirmativa II.</text:p>
                            </table:table-cell>
                          </table:table-row>
                          <table:table-row>
                            <table:table-cell table:style-name="Tabela11.A1" office:value-type="string">
                              <text:p text:style-name="P6"/>
                            </table:table-cell>
                            <table:table-cell table:style-name="Tabela11.A1" office:value-type="string">
                              <text:p text:style-name="P7">C</text:p>
                            </table:table-cell>
                            <table:table-cell table:style-name="Tabela11.C3" office:value-type="string">
                              <text:p text:style-name="P9">Apenas a afirmativa III.</text:p>
                            </table:table-cell>
                          </table:table-row>
                          <table:table-row>
                            <table:table-cell table:style-name="Tabela11.A4" office:value-type="string">
                              <text:p text:style-name="P6"/>
                            </table:table-cell>
                            <table:table-cell table:style-name="Tabela11.A1" office:value-type="string">
                              <text:p text:style-name="P7">D</text:p>
                            </table:table-cell>
                            <table:table-cell table:style-name="Tabela11.C4" office:value-type="string">
                              <text:p text:style-name="P9">I e II.</text:p>
                              <text:p text:style-name="P9"><text:soft-page-break/><text:span text:style-name="Strong_20_Emphasis"><text:span text:style-name="T4">Você acertou!</text:span></text:span></text:p>
                            </table:table-cell>
                          </table:table-row>
                        </table:table>
                        <text:p text:style-name="P1"/>
                        <text:p text:style-name="P30">Questão 11/12 - Fundamentos de Sistemas de Informação (questão opcional)</text:p>
                        <text:p text:style-name="P36"><text:span text:style-name="T16">De acordo com Belmiro (2014), para que exista um bom sistema de controle relativo aos sistemas de informação, também são necessárias auditorias abrangentes e sistemáticas. Sobre a auditoria de sistemas assinale a alternativa </text:span><text:span text:style-name="Strong_20_Emphasis"><text:span text:style-name="T13">CORRETA</text:span></text:span><text:span text:style-name="T16">.</text:span></text:p>
                        <text:p text:style-name="P31">Nota: 10.0</text:p>
                        <table:table table:name="Tabela12" table:style-name="Tabela12">
                          <table:table-column table:style-name="Tabela12.A"/>
                          <table:table-column table:style-name="Tabela12.B"/>
                          <table:table-column table:style-name="Tabela12.C"/>
                          <table:table-row>
                            <table:table-cell table:style-name="Tabela12.A1" office:value-type="string">
                              <text:p text:style-name="P6"/>
                            </table:table-cell>
                            <table:table-cell table:style-name="Tabela12.A1" office:value-type="string">
                              <text:p text:style-name="P7">A</text:p>
                            </table:table-cell>
                            <table:table-cell table:style-name="Tabela12.C1" office:value-type="string">
                              <text:p text:style-name="Table_20_Contents">É um sistema que avalia apenas o impacto financeiro de cada ameaça dos sistemas de informação.</text:p>
                            </table:table-cell>
                          </table:table-row>
                          <table:table-row>
                            <table:table-cell table:style-name="Tabela12.A1" office:value-type="string">
                              <text:p text:style-name="P6"/>
                            </table:table-cell>
                            <table:table-cell table:style-name="Tabela12.A1" office:value-type="string">
                              <text:p text:style-name="P7">B</text:p>
                            </table:table-cell>
                            <table:table-cell table:style-name="Tabela12.C2" office:value-type="string">
                              <text:p text:style-name="Table_20_Contents">É um sistema que identifica todos os controles que governam sistemas individuais de informação, entretanto não avalia sua efetividade.</text:p>
                            </table:table-cell>
                          </table:table-row>
                          <table:table-row>
                            <table:table-cell table:style-name="Tabela12.A1" office:value-type="string">
                              <text:p text:style-name="P6"/>
                            </table:table-cell>
                            <table:table-cell table:style-name="Tabela12.A1" office:value-type="string">
                              <text:p text:style-name="P7">C</text:p>
                            </table:table-cell>
                            <table:table-cell table:style-name="Tabela12.C3" office:value-type="string">
                              <text:p text:style-name="Table_20_Contents">As auditorias de segurança não fazem uso de tecnologias, somente de procedimentos, documentação, treinamento e recursos humanos.</text:p>
                            </table:table-cell>
                          </table:table-row>
                          <table:table-row>
                            <table:table-cell table:style-name="Tabela12.A1" office:value-type="string">
                              <text:p text:style-name="P6"/>
                            </table:table-cell>
                            <table:table-cell table:style-name="Tabela12.A1" office:value-type="string">
                              <text:p text:style-name="P7">D</text:p>
                            </table:table-cell>
                            <table:table-cell table:style-name="Tabela12.C4" office:value-type="string">
                              <text:p text:style-name="Table_20_Contents">As auditorias nos sistemas de informação apenas listam e classificam os pontos fracos do controle e indicam os erros que  vão ocorrer nesses pontos.</text:p>
                            </table:table-cell>
                          </table:table-row>
                          <table:table-row>
                            <table:table-cell table:style-name="Tabela12.A5" office:value-type="string">
                              <text:p text:style-name="P6"/>
                            </table:table-cell>
                            <table:table-cell table:style-name="Tabela12.A1" office:value-type="string">
                              <text:p text:style-name="P7">E</text:p>
                            </table:table-cell>
                            <table:table-cell table:style-name="Tabela12.C5" office:value-type="string">
                              <text:p text:style-name="P8">É um sistema que identifica todos os controles que governam sistemas individuais de informação e avalia sua efetividade.</text:p>
                              <text:p text:style-name="P9"><text:span text:style-name="Strong_20_Emphasis"><text:span text:style-name="T4">Você acertou!</text:span></text:span></text:p>
                              <text:p text:style-name="P10"><text:span text:style-name="T10">A alternativa correta é a letra E.  Caso queira ler o texto integralmente, acesse o material texto na rota de aprendizagem da </text:span><text:span text:style-name="Strong_20_Emphasis"><text:span text:style-name="T4">Aula Teórica 03 - página 20.</text:span></text:span></text:p>
                            </table:table-cell>
                          </table:table-row>
                        </table:table>
                        <text:p text:style-name="P1"/>
                        <text:p text:style-name="P30">Questão 12/12 - Fundamentos de Sistemas de Informação (questão opcional)</text:p>
                        <text:p text:style-name="P35">Os sistemas de gestão de cadeia de suprimentos, SCM  são definidos como a gestão total das funções presentes em um processo logístico e seus processos são representados por:</text:p>
                        <text:p text:style-name="P31">Nota: 10.0</text:p>
                        <table:table table:name="Tabela13" table:style-name="Tabela13">
                          <table:table-column table:style-name="Tabela13.A"/>
                          <table:table-column table:style-name="Tabela13.B"/>
                          <table:table-column table:style-name="Tabela13.C"/>
                          <table:table-row>
                            <table:table-cell table:style-name="Tabela13.A1" office:value-type="string">
                              <text:p text:style-name="P6"/>
                            </table:table-cell>
                            <table:table-cell table:style-name="Tabela13.B1" office:value-type="string">
                              <text:p text:style-name="P7">A</text:p>
                            </table:table-cell>
                            <table:table-cell table:style-name="Tabela13.C1" office:value-type="string">
                              <text:p text:style-name="P8">Fluxo de informação, Fluxo de materiais e Fluxo de <text:soft-page-break/>dinheiro.</text:p>
                              <text:p text:style-name="P9"><text:span text:style-name="Strong_20_Emphasis"><text:span text:style-name="T4">Você acertou!</text:span></text:span></text:p>
                              <text:p text:style-name="P10"><text:span text:style-name="T10">A alternativa correta é a letra A.  Caso queira ler o texto integralmente, acesse o material texto na rota de aprendizagem da </text:span><text:span text:style-name="Strong_20_Emphasis"><text:span text:style-name="T4">Aula Teórica 04 - página 06.</text:span></text:span></text:p>
                            </table:table-cell>
                          </table:table-row>
                          <table:table-row>
                            <table:table-cell table:style-name="Tabela13.B1" office:value-type="string">
                              <text:p text:style-name="P6"/>
                            </table:table-cell>
                            <table:table-cell table:style-name="Tabela13.B1" office:value-type="string">
                              <text:p text:style-name="P7">B</text:p>
                            </table:table-cell>
                            <table:table-cell table:style-name="Tabela13.C2" office:value-type="string">
                              <text:p text:style-name="Table_20_Contents">Fluxo de compra, Fluxo de materiais e Fluxo de dinheiro.</text:p>
                            </table:table-cell>
                          </table:table-row>
                          <table:table-row>
                            <table:table-cell table:style-name="Tabela13.B1" office:value-type="string">
                              <text:p text:style-name="P6"/>
                            </table:table-cell>
                            <table:table-cell table:style-name="Tabela13.B1" office:value-type="string">
                              <text:p text:style-name="P7">C</text:p>
                            </table:table-cell>
                            <table:table-cell table:style-name="Tabela13.C3" office:value-type="string">
                              <text:p text:style-name="Table_20_Contents">Fluxo de informação, Fluxo de logística e Fluxo de materiais.</text:p>
                            </table:table-cell>
                          </table:table-row>
                          <table:table-row>
                            <table:table-cell table:style-name="Tabela13.B1" office:value-type="string">
                              <text:p text:style-name="P6"/>
                            </table:table-cell>
                            <table:table-cell table:style-name="Tabela13.B1" office:value-type="string">
                              <text:p text:style-name="P7">D</text:p>
                            </table:table-cell>
                            <table:table-cell table:style-name="Tabela13.C4" office:value-type="string">
                              <text:p text:style-name="Table_20_Contents">Fluxo de compra, Fluxo de logística e Fluxo de dinheiro.</text:p>
                            </table:table-cell>
                          </table:table-row>
                          <table:table-row>
                            <table:table-cell table:style-name="Tabela13.B1" office:value-type="string">
                              <text:p text:style-name="P6"/>
                            </table:table-cell>
                            <table:table-cell table:style-name="Tabela13.B1" office:value-type="string">
                              <text:p text:style-name="P7">E</text:p>
                            </table:table-cell>
                            <table:table-cell table:style-name="Tabela13.C5" office:value-type="string">
                              <text:p text:style-name="Table_20_Contents">Fluxo da informação, Fluxo de materiais e Fluxo de compra.</text:p>
                            </table:table-cell>
                          </table:table-row>
                        </table:table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section text:style-name="Sect2" text:name="loading-view"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Open Sans" svg:font-family="'Open Sans', Helvetica, Arial, sans-serif"/>
    <style:font-face style:name="geogrotesque" svg:font-family="geogrotesque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8:44:59.993000000</meta:creation-date>
    <dc:date>2020-04-26T08:46:53.731000000</dc:date>
    <meta:editing-duration>PT1M54S</meta:editing-duration>
    <meta:editing-cycles>1</meta:editing-cycles>
    <meta:document-statistic meta:table-count="12" meta:image-count="0" meta:object-count="0" meta:page-count="7" meta:paragraph-count="168" meta:word-count="1338" meta:character-count="8494" meta:non-whitespace-character-count="7316"/>
    <meta:generator>LibreOffice/6.1.4.2$Windows_X86_64 LibreOffice_project/9d0f32d1f0b509096fd65e0d4bec26ddd1938fd3</meta:generator>
  </office:meta>
</office:document-meta>
</file>